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_21_body">
      <style:paragraph-properties fo:margin-top="0.0417in" fo:margin-bottom="0.0417in" style:snap-to-layout-grid="false"/>
      <style:text-properties fo:language="en" fo:country="GB" fo:font-weight="bold" style:font-weight-asian="bold"/>
    </style:style>
    <style:style style:name="P15" style:family="paragraph" style:parent-style-name="Heading_20_1">
      <style:text-properties fo:language="en" fo:country="GB"/>
    </style:style>
    <style:style style:name="P16" style:family="paragraph" style:parent-style-name="Bullet2">
      <style:text-properties fo:language="en" fo:country="GB"/>
    </style:style>
    <style:style style:name="P17" style:family="paragraph" style:parent-style-name="Bullet2">
      <style:paragraph-properties fo:margin-top="0in" fo:margin-bottom="0.1665in"/>
    </style:style>
    <style:style style:name="P18" style:family="paragraph" style:parent-style-name="Bullet2">
      <style:paragraph-properties fo:margin-top="0in" fo:margin-bottom="0.1665in"/>
      <style:text-properties fo:language="en" fo:country="GB"/>
    </style:style>
    <style:style style:name="P19" style:family="paragraph" style:parent-style-name="Bullet3">
      <style:paragraph-properties fo:margin-top="0in" fo:margin-bottom="0.0835in"/>
    </style:style>
    <style:style style:name="P20"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2/16/11</text:p>
      <text:p text:style-name="P7">Project Manager:</text:p>
      <text:p text:style-name="P7">John Peterson Rey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1" office:value-type="string">
            <text:p text:style-name="P11">2</text:p>
            <text:p text:style-name="P11">3</text:p>
            <text:p text:style-name="P11">4</text:p>
            <text:p text:style-name="P11">5</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2">Document change control </text:p>
          </table:table-cell>
        </table:table-row>
      </table:table>
      <text:p text:style-name="P7"/>
      <text:p text:style-name="P7"/>
      <text:h text:style-name="P15"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6114116"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6133468" text:style-name="WW8Num68">
        <text:list-item>
          <text:p text:style-name="Bullet3">the project objectives,</text:p>
        </text:list-item>
        <text:list-item>
          <text:p text:style-name="Bullet3">the deliverables required to satisfy the project objectives, and</text:p>
        </text:list-item>
        <text:list-item>
          <text:p text:style-name="P19">the methods by which satisfaction of the objectives will be determined.</text:p>
        </text:list-item>
      </text:list>
      <text:list xml:id="list36128006" text:continue-list="list36114116"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7">Provide a reference to the official statement of project requirements (e.g.: in the business case or the project charter).</text:p>
        </text:list-item>
      </text:list>
      <text:h text:style-name="Heading_20_2" text:outline-level="2">Assumptions, Constraints and Risks</text:h>
      <text:list xml:id="list36112808"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6127564" text:continue-list="list36133468"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20">external interfaces.</text:p>
        </text:list-item>
      </text:list>
      <text:h text:style-name="Heading_20_2" text:outline-level="2">Project Deliverables</text:h>
      <text:list xml:id="list36117817" text:continue-list="list36112808" text:style-name="WW8Num44">
        <text:list-item>
          <text:p text:style-name="Bullet2">Identify and list the following, as required to satisfy the terms of the project charter or contract:</text:p>
        </text:list-item>
      </text:list>
      <text:list xml:id="list36135588" text:continue-list="list36127564"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9">quantities required.</text:p>
        </text:list-item>
      </text:list>
      <text:list xml:id="list36118987" text:continue-list="list36117817" text:style-name="WW8Num44">
        <text:list-item>
          <text:p text:style-name="Bullet2">Specify the delivery media.</text:p>
        </text:list-item>
        <text:list-item>
          <text:p text:style-name="P17">Specify any special instructions for packaging and handling.</text:p>
        </text:list-item>
      </text:list>
      <text:h text:style-name="Heading_20_2" text:outline-level="2">Schedule and Budget Summary</text:h>
      <text:list xml:id="list36133711" text:continue-numbering="true" text:style-name="WW8Num44">
        <text:list-item>
          <text:p text:style-name="Bullet2">Provide a summary of the schedule and budget for the IM/IT project.</text:p>
        </text:list-item>
        <text:list-item>
          <text:p text:style-name="P17">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6117065" text:continue-numbering="true" text:style-name="WW8Num44">
        <text:list-item>
          <text:p text:style-name="P17">Identify the compliance of this Plan to any standards.</text:p>
        </text:list-item>
      </text:list>
      <text:p text:style-name="Normal_20_Indent2">The structure of this Project Plan is in compliance with the recommendations of IEEE Std 1058‑1998.</text:p>
      <text:list xml:id="list36137343"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7">Specify how changes to this Plan shall be controlled after its issue.</text:p>
        </text:list-item>
      </text:list>
      <text:h text:style-name="Heading_20_2" text:outline-level="2">References</text:h>
      <text:list xml:id="list36121440" text:continue-numbering="true" text:style-name="WW8Num44">
        <text:list-item>
          <text:p text:style-name="P16">Provide a complete list of all documents and other sources of information referenced in this Plan.</text:p>
        </text:list-item>
        <text:list-item>
          <text:p text:style-name="P16">Identify each referenced document by title, report number, date, author and publishing organization.</text:p>
        </text:list-item>
        <text:list-item>
          <text:p text:style-name="P16">Identify other referenced sources of information, such as electronic files, using unique identifiers such as path/name, date and version number.</text:p>
        </text:list-item>
        <text:list-item>
          <text:p text:style-name="P18">Identify and justify any deviations from the referenced standards or policies.</text:p>
        </text:list-item>
      </text:list>
      <text:h text:style-name="Heading_20_2" text:outline-level="2">Definitions and Acronyms</text:h>
      <text:list xml:id="list36117351" text:continue-numbering="true" text:style-name="WW8Num44">
        <text:list-item>
          <text:p text:style-name="P16">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9T16:00:12.56</dc:date>
    <meta:editing-duration>PT00H09M41S</meta:editing-duration>
    <meta:editing-cycles>6</meta:editing-cycles>
    <meta:generator>OpenOffice.org/3.2$Win32 OpenOffice.org_project/320m12$Build-9483</meta:generator>
    <meta:document-statistic meta:table-count="2" meta:image-count="0" meta:object-count="0" meta:page-count="4" meta:paragraph-count="82" meta:word-count="714" meta:character-count="4418"/>
  </office:meta>
</office:document-meta>
</file>